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FailureEvent.ActivityFailur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ityFailureEvent.ActivityFailureEvent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FailureEvent.setFailureReas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FailureEvent.getFailure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